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7448.0">
            <text:p>7448</text:p>
          </table:table-cell>
          <table:table-cell office:value-type="float" office:value="-23809.0">
            <text:p>-23809</text:p>
          </table:table-cell>
          <table:table-cell office:value-type="float" office:value="-2.0">
            <text:p>-2</text:p>
          </table:table-cell>
          <table:table-cell office:value-type="float" office:value="-325.0">
            <text:p>-325</text:p>
          </table:table-cell>
          <table:table-cell office:value-type="float" office:value="195.0">
            <text:p>195</text:p>
          </table:table-cell>
          <table:table-cell office:value-type="float" office:value="-62440.0">
            <text:p>-62440</text:p>
          </table:table-cell>
          <table:table-cell office:value-type="float" office:value="8183.0">
            <text:p>8183</text:p>
          </table:table-cell>
          <table:table-cell office:value-type="float" office:value="-149823.0">
            <text:p>-149823</text:p>
          </table:table-cell>
          <table:table-cell office:value-type="float" office:value="-399.0">
            <text:p>-399</text:p>
          </table:table-cell>
          <table:table-cell office:value-type="float" office:value="-109455.0">
            <text:p>-109455</text:p>
          </table:table-cell>
          <table:table-cell office:value-type="float" office:value="2533.0">
            <text:p>2533</text:p>
          </table:table-cell>
          <table:table-cell office:value-type="float" office:value="265879.0">
            <text:p>265879</text:p>
          </table:table-cell>
          <table:table-cell office:value-type="float" office:value="86574.0">
            <text:p>86574</text:p>
          </table:table-cell>
          <table:table-cell office:value-type="float" office:value="-6601.0">
            <text:p>-6601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3373.0">
            <text:p>3373</text:p>
          </table:table-cell>
          <table:table-cell office:value-type="float" office:value="32402.0">
            <text:p>3240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37.0">
            <text:p>237</text:p>
          </table:table-cell>
          <table:table-cell office:value-type="float" office:value="-55819.0">
            <text:p>-55819</text:p>
          </table:table-cell>
          <table:table-cell office:value-type="float" office:value="11556.0">
            <text:p>11556</text:p>
          </table:table-cell>
          <table:table-cell office:value-type="float" office:value="-116275.0">
            <text:p>-116275</text:p>
          </table:table-cell>
          <table:table-cell office:value-type="float" office:value="-399.0">
            <text:p>-399</text:p>
          </table:table-cell>
          <table:table-cell office:value-type="float" office:value="-105636.0">
            <text:p>-105636</text:p>
          </table:table-cell>
          <table:table-cell office:value-type="float" office:value="2770.0">
            <text:p>2770</text:p>
          </table:table-cell>
          <table:table-cell office:value-type="float" office:value="199152.0">
            <text:p>199152</text:p>
          </table:table-cell>
          <table:table-cell office:value-type="float" office:value="23417.0">
            <text:p>23417</text:p>
          </table:table-cell>
          <table:table-cell office:value-type="float" office:value="22759.0">
            <text:p>22759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1283.0">
            <text:p>1283</text:p>
          </table:table-cell>
          <table:table-cell office:value-type="float" office:value="-98423.0">
            <text:p>-984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50.0">
            <text:p>750</text:p>
          </table:table-cell>
          <table:table-cell office:value-type="float" office:value="26565.0">
            <text:p>26565</text:p>
          </table:table-cell>
          <table:table-cell office:value-type="float" office:value="5680.0">
            <text:p>5680</text:p>
          </table:table-cell>
          <table:table-cell office:value-type="float" office:value="-59996.0">
            <text:p>-59996</text:p>
          </table:table-cell>
          <table:table-cell office:value-type="float" office:value="65.0">
            <text:p>65</text:p>
          </table:table-cell>
          <table:table-cell office:value-type="float" office:value="1096.0">
            <text:p>1096</text:p>
          </table:table-cell>
          <table:table-cell office:value-type="float" office:value="1362.0">
            <text:p>1362</text:p>
          </table:table-cell>
          <table:table-cell office:value-type="float" office:value="40876.0">
            <text:p>40876</text:p>
          </table:table-cell>
          <table:table-cell office:value-type="float" office:value="71858.0">
            <text:p>71858</text:p>
          </table:table-cell>
          <table:table-cell office:value-type="float" office:value="18024.0">
            <text:p>1802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115.0">
            <text:p>115</text:p>
          </table:table-cell>
          <table:table-cell office:value-type="float" office:value="-25272.0">
            <text:p>-252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32.0">
            <text:p>1432</text:p>
          </table:table-cell>
          <table:table-cell office:value-type="float" office:value="28412.0">
            <text:p>28412</text:p>
          </table:table-cell>
          <table:table-cell office:value-type="float" office:value="5795.0">
            <text:p>5795</text:p>
          </table:table-cell>
          <table:table-cell office:value-type="float" office:value="-88872.0">
            <text:p>-88872</text:p>
          </table:table-cell>
          <table:table-cell office:value-type="float" office:value="65.0">
            <text:p>65</text:p>
          </table:table-cell>
          <table:table-cell office:value-type="float" office:value="1045.0">
            <text:p>1045</text:p>
          </table:table-cell>
          <table:table-cell office:value-type="float" office:value="2794.0">
            <text:p>2794</text:p>
          </table:table-cell>
          <table:table-cell office:value-type="float" office:value="66437.0">
            <text:p>66437</text:p>
          </table:table-cell>
          <table:table-cell office:value-type="float" office:value="-3140.0">
            <text:p>-3140</text:p>
          </table:table-cell>
          <table:table-cell office:value-type="float" office:value="21390.0">
            <text:p>21390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-3792.0">
            <text:p>-3792</text:p>
          </table:table-cell>
          <table:table-cell office:value-type="float" office:value="-30288784.0">
            <text:p>-3028878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-2708.0">
            <text:p>-2708</text:p>
          </table:table-cell>
          <table:table-cell office:value-type="float" office:value="-21524903.0">
            <text:p>-21524903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